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500000105F7F9EF2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se1" svg:font-family="Copse"/>
    <style:font-face style:name="Copse" svg:font-family="Cops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000000" draw:opacity="80%" draw:textarea-vertical-align="middle" draw:auto-grow-height="false" draw:fit-to-size="false" fo:padding-top="0cm" fo:padding-bottom="0cm" fo:padding-left="0cm" fo:padding-right="0cm" fo:wrap-option="wrap" draw:shadow-opacity="80%"/>
    </style:style>
    <style:style style:name="gr4" style:family="graphic">
      <style:graphic-properties style:protect="size"/>
    </style:style>
    <style:style style:name="pr1" style:family="presentation" style:parent-style-name="Centered_20_Text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Cops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Cops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custom-shape draw:name="CustomShape 1" draw:style-name="gr1" draw:text-style-name="P1" draw:layer="layout" svg:width="25.197cm" svg:height="3.504cm" svg:x="1.4cm" svg:y="0.8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7cm" svg:height="12.177cm" svg:x="1.4cm" svg:y="4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20.998cm" svg:height="20.998cm" svg:x="0cm" svg:y="0cm">
          <draw:image xlink:href="Pictures/100000000000010500000105F7F9EF23.jpg" xlink:type="simple" xlink:show="embed" xlink:actuate="onLoad">
            <text:p/>
          </draw:image>
        </draw:frame>
        <draw:custom-shape draw:name="TextShape 3" draw:style-name="gr3" draw:text-style-name="P4" draw:layer="layout" svg:width="28.001cm" svg:height="8.502cm" svg:x="0cm" svg:y="12.498cm">
          <text:p text:style-name="P2"><text:span text:style-name="T1">“</text:span><text:span text:style-name="T1">Just back up the assetstore &amp; DB,” </text:span></text:p>
          <text:p text:style-name="P3"><text:span text:style-name="T1">they said.</text:span></text:p>
          <text:p text:style-name="P3"><text:span text:style-name="T1"/></text:p>
          <text:p text:style-name="P3"><text:span text:style-name="T2">Digital Preservation the Hard Way</text:span></text:p>
          <text:p text:style-name="P3"><text:span text:style-name="T2">#OR2015Poster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pse1" svg:font-family="Copse"/>
    <style:font-face style:name="Copse" svg:font-family="Cops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solid" draw:fill-color="#333333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3.968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document-statistic meta:object-count="24"/>
  </office:meta>
</office:document-meta>
</file>